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7.78cm" fo:margin-left="0.079cm" table:align="left"/>
    </style:style>
    <style:style style:name="Table1.A" style:family="table-column">
      <style:table-column-properties style:column-width="2.96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78cm" fo:margin-left="0.079cm" table:align="left"/>
    </style:style>
    <style:style style:name="Table2.A" style:family="table-column">
      <style:table-column-properties style:column-width="2.96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cm" fo:margin-left="0.079cm" table:align="left"/>
    </style:style>
    <style:style style:name="Table3.A" style:family="table-column">
      <style:table-column-properties style:column-width="2.96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78cm" fo:margin-left="0.079cm" table:align="left"/>
    </style:style>
    <style:style style:name="Table4.A" style:family="table-column">
      <style:table-column-properties style:column-width="2.963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78cm" fo:margin-left="0.079cm" table:align="left"/>
    </style:style>
    <style:style style:name="Table5.A" style:family="table-column">
      <style:table-column-properties style:column-width="2.963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78cm" fo:margin-left="0.079cm" table:align="left"/>
    </style:style>
    <style:style style:name="Table6.A" style:family="table-column">
      <style:table-column-properties style:column-width="2.963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78cm" fo:margin-left="0.079cm" table:align="left"/>
    </style:style>
    <style:style style:name="Table7.A" style:family="table-column">
      <style:table-column-properties style:column-width="2.963cm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/>
    </style:style>
    <style:style style:name="P2" style:family="paragraph" style:parent-style-name="Standard">
      <style:paragraph-properties fo:line-height="115%"/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15%"/>
      <style:text-properties fo:color="#000000" style:font-name="Arial" fo:font-size="11pt" officeooo:paragraph-rsid="0003a4c7" style:font-size-asian="11pt"/>
    </style:style>
    <style:style style:name="P4" style:family="paragraph" style:parent-style-name="Standard">
      <style:text-properties fo:color="#000000" style:font-name="Arial" fo:font-size="11pt" officeooo:paragraph-rsid="0003a4c7" style:font-size-asian="11pt"/>
    </style:style>
    <style:style style:name="P5" style:family="paragraph" style:parent-style-name="Standard">
      <style:text-properties fo:color="#000000" style:font-name="Arial" fo:font-size="11pt" officeooo:rsid="00035acb" officeooo:paragraph-rsid="0003a4c7" style:font-size-asian="11pt"/>
    </style:style>
    <style:style style:name="P6" style:family="paragraph" style:parent-style-name="Standard">
      <style:text-properties fo:color="#000000" style:font-name="Arial" fo:font-size="11pt" officeooo:rsid="0003e514" officeooo:paragraph-rsid="0003a4c7" style:font-size-asian="11pt"/>
    </style:style>
    <style:style style:name="P7" style:family="paragraph" style:parent-style-name="Standard">
      <style:text-properties fo:color="#000000" style:font-name="Arial" fo:font-size="11pt" officeooo:rsid="000940a0" officeooo:paragraph-rsid="0003a4c7" style:font-size-asian="11pt"/>
    </style:style>
    <style:style style:name="P8" style:family="paragraph" style:parent-style-name="Standard">
      <style:text-properties fo:color="#000000" style:font-name="Arial" fo:font-size="11pt" officeooo:rsid="000cb73a" officeooo:paragraph-rsid="0003a4c7" style:font-size-asian="11pt"/>
    </style:style>
    <style:style style:name="P9" style:family="paragraph" style:parent-style-name="Standard">
      <style:text-properties fo:color="#000000" style:font-name="Arial" fo:font-size="11pt" officeooo:rsid="000d9dc5" officeooo:paragraph-rsid="0003a4c7" style:font-size-asian="11pt"/>
    </style:style>
    <style:style style:name="P10" style:family="paragraph" style:parent-style-name="Standard">
      <style:text-properties fo:color="#000000" style:font-name="Arial" fo:font-size="11pt" officeooo:rsid="000f4f7e" officeooo:paragraph-rsid="0003a4c7" style:font-size-asian="11pt"/>
    </style:style>
    <style:style style:name="P11" style:family="paragraph" style:parent-style-name="Standard">
      <style:text-properties fo:color="#000000" style:font-name="Arial" fo:font-size="11pt" fo:font-weight="bold" officeooo:paragraph-rsid="0003a4c7" style:font-size-asian="11pt" style:font-weight-asian="bold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text-properties officeooo:paragraph-rsid="0003a4c7"/>
    </style:style>
    <style:style style:name="P14" style:family="paragraph" style:parent-style-name="Standard" style:master-page-name="MP0">
      <style:paragraph-properties fo:line-height="115%" style:page-number="auto" fo:break-before="page"/>
      <style:text-properties fo:color="#000000" style:font-name="Arial" fo:font-size="11pt" style:font-size-asian="11pt"/>
    </style:style>
    <style:style style:name="P15" style:family="paragraph" style:parent-style-name="Standard">
      <style:text-properties fo:color="#000000" style:font-name="Arial" fo:font-size="11pt" officeooo:rsid="000cb73a" officeooo:paragraph-rsid="0003a4c7" style:font-size-asian="11pt"/>
    </style:style>
    <style:style style:name="P16" style:family="paragraph" style:parent-style-name="Standard">
      <style:text-properties fo:color="#000000" style:font-name="Arial" fo:font-size="11pt" officeooo:rsid="000cb73a" officeooo:paragraph-rsid="000524ad" style:font-size-asian="11pt"/>
    </style:style>
    <style:style style:name="P17" style:family="paragraph" style:parent-style-name="Standard">
      <style:text-properties fo:color="#000000" style:font-name="Arial" fo:font-size="11pt" officeooo:rsid="00035acb" officeooo:paragraph-rsid="00035acb" style:font-size-asian="11pt"/>
    </style:style>
    <style:style style:name="P18" style:family="paragraph" style:parent-style-name="Standard">
      <style:text-properties fo:color="#000000" style:font-name="Arial" fo:font-size="11pt" officeooo:rsid="00035acb" officeooo:paragraph-rsid="000524ad" style:font-size-asian="11pt"/>
    </style:style>
    <style:style style:name="P19" style:family="paragraph" style:parent-style-name="Standard">
      <style:text-properties fo:color="#000000" style:font-name="Arial" fo:font-size="11pt" officeooo:paragraph-rsid="0001a371" style:font-size-asian="11pt"/>
    </style:style>
    <style:style style:name="P20" style:family="paragraph" style:parent-style-name="Standard">
      <style:text-properties fo:color="#000000" style:font-name="Arial" fo:font-size="11pt" officeooo:rsid="00108571" officeooo:paragraph-rsid="00108571" style:font-size-asian="11pt"/>
    </style:style>
    <style:style style:name="P21" style:family="paragraph" style:parent-style-name="Standard">
      <style:text-properties fo:color="#000000" style:font-name="Arial" fo:font-size="11pt" officeooo:rsid="00108571" officeooo:paragraph-rsid="000524ad" style:font-size-asian="11pt"/>
    </style:style>
    <style:style style:name="P22" style:family="paragraph" style:parent-style-name="Standard">
      <style:text-properties fo:color="#000000" style:font-name="Arial" fo:font-size="11pt" officeooo:rsid="0003e514" officeooo:paragraph-rsid="0003e514" style:font-size-asian="11pt"/>
    </style:style>
    <style:style style:name="P23" style:family="paragraph" style:parent-style-name="Standard">
      <style:text-properties fo:color="#000000" style:font-name="Arial" fo:font-size="11pt" officeooo:rsid="0003e514" officeooo:paragraph-rsid="000524ad" style:font-size-asian="11pt"/>
    </style:style>
    <style:style style:name="P24" style:family="paragraph" style:parent-style-name="Standard">
      <style:paragraph-properties fo:line-height="115%"/>
      <style:text-properties fo:color="#000000" style:font-name="Arial" fo:font-size="11pt" style:font-size-asian="11pt"/>
    </style:style>
    <style:style style:name="P25" style:family="paragraph" style:parent-style-name="Standard">
      <style:paragraph-properties fo:line-height="115%"/>
      <style:text-properties fo:color="#000000" style:font-name="Arial" fo:font-size="11pt" officeooo:paragraph-rsid="000524ad" style:font-size-asian="11pt"/>
    </style:style>
    <style:style style:name="P26" style:family="paragraph" style:parent-style-name="Standard">
      <style:text-properties fo:color="#000000" style:font-name="Arial" fo:font-size="11pt" officeooo:rsid="000940a0" officeooo:paragraph-rsid="000524ad" style:font-size-asian="11pt"/>
    </style:style>
    <style:style style:name="P27" style:family="paragraph" style:parent-style-name="Standard">
      <style:text-properties fo:color="#000000" style:font-name="Arial" fo:font-size="11pt" officeooo:rsid="000d9dc5" officeooo:paragraph-rsid="000524ad" style:font-size-asian="11pt"/>
    </style:style>
    <style:style style:name="P28" style:family="paragraph" style:parent-style-name="Standard">
      <style:text-properties fo:color="#000000" style:font-name="Arial" fo:font-size="11pt" officeooo:rsid="000f4f7e" officeooo:paragraph-rsid="000524ad" style:font-size-asian="11pt"/>
    </style:style>
    <style:style style:name="P29" style:family="paragraph" style:parent-style-name="Standard">
      <style:text-properties fo:color="#000000" style:font-name="Arial" fo:font-size="11pt" officeooo:rsid="0012987f" officeooo:paragraph-rsid="000524ad" style:font-size-asian="11pt"/>
    </style:style>
    <style:style style:name="P30" style:family="paragraph" style:parent-style-name="Standard">
      <style:text-properties fo:color="#000000" style:font-name="Arial" fo:font-size="11pt" officeooo:rsid="0012987f" officeooo:paragraph-rsid="0006a003" style:font-size-asian="11pt"/>
    </style:style>
    <style:style style:name="P31" style:family="paragraph" style:parent-style-name="Standard">
      <style:text-properties fo:color="#000000" style:font-name="Arial" fo:font-size="11pt" officeooo:rsid="00141c4a" officeooo:paragraph-rsid="000524ad" style:font-size-asian="11pt"/>
    </style:style>
    <style:style style:name="P32" style:family="paragraph" style:parent-style-name="Standard">
      <style:text-properties fo:color="#000000" style:font-name="Arial" fo:font-size="11pt" officeooo:rsid="00141c4a" officeooo:paragraph-rsid="0006a003" style:font-size-asian="11pt"/>
    </style:style>
    <style:style style:name="P33" style:family="paragraph" style:parent-style-name="Standard">
      <style:text-properties fo:color="#000000" style:font-name="Arial" fo:font-size="11pt" officeooo:paragraph-rsid="000524ad" style:font-size-asian="11pt"/>
    </style:style>
    <style:style style:name="P34" style:family="paragraph" style:parent-style-name="Standard">
      <style:text-properties fo:color="#000000" style:font-name="Arial" fo:font-size="11pt" officeooo:rsid="0006a003" officeooo:paragraph-rsid="0006a003" style:font-size-asian="11pt"/>
    </style:style>
    <style:style style:name="P35" style:family="paragraph" style:parent-style-name="Standard">
      <style:text-properties fo:color="#000000" style:font-name="Arial" fo:font-size="11pt" officeooo:paragraph-rsid="0006a003" style:font-size-asian="11pt"/>
    </style:style>
    <style:style style:name="P36" style:family="paragraph" style:parent-style-name="Standard">
      <style:text-properties fo:color="#000000" style:font-name="Arial" fo:font-size="11pt" fo:font-weight="bold" officeooo:paragraph-rsid="000524ad" style:font-size-asian="11pt" style:font-weight-asian="bold"/>
    </style:style>
    <style:style style:name="P37" style:family="paragraph" style:parent-style-name="Standard">
      <style:text-properties fo:color="#000000" style:text-line-through-style="solid" style:text-line-through-type="single" style:font-name="Arial" fo:font-size="11pt" officeooo:rsid="000cb73a" officeooo:paragraph-rsid="000524ad" style:font-size-asian="11pt"/>
    </style:style>
    <style:style style:name="P38" style:family="paragraph" style:parent-style-name="Standard">
      <style:text-properties fo:color="#000000" style:text-line-through-style="solid" style:text-line-through-type="single" style:font-name="Arial" fo:font-size="11pt" officeooo:paragraph-rsid="000524ad" style:font-size-asian="11pt"/>
    </style:style>
    <style:style style:name="P39" style:family="paragraph" style:parent-style-name="Standard">
      <style:text-properties officeooo:paragraph-rsid="000524ad"/>
    </style:style>
    <style:style style:name="T1" style:family="text">
      <style:text-properties fo:color="#000000" style:font-name="Arial" fo:font-size="11pt" fo:font-weight="bold" style:font-size-asian="11pt" style:font-weight-asian="bold"/>
    </style:style>
    <style:style style:name="T2" style:family="text">
      <style:text-properties fo:color="#000000" style:font-name="Arial" fo:font-size="11pt" style:font-size-asian="11pt"/>
    </style:style>
    <style:style style:name="T3" style:family="text">
      <style:text-properties officeooo:rsid="00035acb"/>
    </style:style>
    <style:style style:name="T4" style:family="text">
      <style:text-properties officeooo:rsid="0005c805"/>
    </style:style>
    <style:style style:name="T5" style:family="text">
      <style:text-properties officeooo:rsid="0003e514"/>
    </style:style>
    <style:style style:name="T6" style:family="text">
      <style:text-properties officeooo:rsid="000940a0"/>
    </style:style>
    <style:style style:name="T7" style:family="text">
      <style:text-properties officeooo:rsid="000af7a8"/>
    </style:style>
    <style:style style:name="T8" style:family="text">
      <style:text-properties officeooo:rsid="000cb73a"/>
    </style:style>
    <style:style style:name="T9" style:family="text">
      <style:text-properties officeooo:rsid="000d9dc5"/>
    </style:style>
    <style:style style:name="T10" style:family="text">
      <style:text-properties officeooo:rsid="00108571"/>
    </style:style>
    <style:style style:name="T11" style:family="text">
      <style:text-properties officeooo:rsid="0010ba74"/>
    </style:style>
    <style:style style:name="T12" style:family="text">
      <style:text-properties officeooo:rsid="0012987f"/>
    </style:style>
    <style:style style:name="T13" style:family="text">
      <style:text-properties officeooo:rsid="00141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tail Tests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Standard"><text:span text:style-name="Default_20_Paragraph_20_Font"><text:span text:style-name="T1">Test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Purpose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Input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Input Files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Output Files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1">Output</text:span></text:span></text:p>
          </table:table-cell>
        </table:table-row>
        <table:table-row>
          <table:table-cell table:style-name="Table1.A1" office:value-type="string">
            <text:p text:style-name="P1">Retail-Create</text:p>
          </table:table-cell>
          <table:table-cell table:style-name="Table1.A1" office:value-type="string">
            <text:p text:style-name="P1">Test if retail users are allowed to create accounts.</text:p>
          </table:table-cell>
          <table:table-cell table:style-name="Table1.A1" office:value-type="string">
            <text:p text:style-name="P1">login</text:p>
            <text:p text:style-name="P1">retail</text:p>
            <text:p text:style-name="P1">create</text:p>
            <text:p text:style-name="P1">logout test</text:p>
            <text:p text:style-name="P1"/>
            <text:p text:style-name="P1"/>
          </table:table-cell>
          <table:table-cell table:style-name="Table1.A1" office:value-type="string">
            <text:p text:style-name="P1">current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Rejection of create command as user does not have access.</text:p>
          </table:table-cell>
        </table:table-row>
        <table:table-row>
          <table:table-cell table:style-name="Table1.A1" office:value-type="string">
            <text:p text:style-name="P1">Retail-delete</text:p>
          </table:table-cell>
          <table:table-cell table:style-name="Table1.A1" office:value-type="string">
            <text:p text:style-name="P1">Test if a retail user is allowed to delete accounts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lete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/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Rejection of delete command as user does not have access.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reasonable</text:p>
          </table:table-cell>
          <table:table-cell table:style-name="Table1.A1" office:value-type="string">
            <text:p text:style-name="P1">Test if a retail user can deposit a reasonable amoun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800.00</text:p>
            <text:p text:style-name="P1">deposit</text:p>
          </table:table-cell>
          <table:table-cell table:style-name="Table1.A1" office:value-type="string">
            <text:p text:style-name="P1">current maybe accounts file</text:p>
            <text:p text:style-name="P1">(000001 on file)</text:p>
          </table:table-cell>
          <table:table-cell table:style-name="Table1.A1" office:value-type="string">
            <text:p text:style-name="P1">updated transaction summary file</text:p>
            <text:p text:style-name="P1"/>
          </table:table-cell>
          <table:table-cell table:style-name="Table1.A1" office:value-type="string">
            <text:p text:style-name="P1">enter a valid account number:</text:p>
            <text:p text:style-name="P1">enter an amount to be deposited:</text:p>
            <text:p text:style-name="P1">Accepts transaction.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out of scope</text:p>
          </table:table-cell>
          <table:table-cell table:style-name="Table1.A1" office:value-type="string">
            <text:p text:style-name="P1">Test if a retail user can deposit over $1,000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100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deposited:</text:p>
            <text:p text:style-name="P1">Rejects amount greater than $1,000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zero</text:p>
          </table:table-cell>
          <table:table-cell table:style-name="Table1.A1" office:value-type="string">
            <text:p text:style-name="P1">Test a redundant deposi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Updated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deposited:</text:p>
            <text:p text:style-name="P1">Either accepts or denies transaction based on how we want to handle a 0 input.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negative</text:p>
          </table:table-cell>
          <table:table-cell table:style-name="Table1.A1" office:value-type="string">
            <text:p text:style-name="P1">Test an amount we can not reproduce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-1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mount to be deposited:</text:p>
            <text:p text:style-name="P1">deny transaction of negative am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Invalid account</text:p>
          </table:table-cell>
          <table:table-cell table:style-name="Table1.A1" office:value-type="string">
            <text:p text:style-name="P1">Test if we try to deposit to an account that doesn’t exis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000001</text:p>
            <text:p text:style-name="P1">logout</text:p>
          </table:table-cell>
          <table:table-cell table:style-name="Table1.A1" office:value-type="string">
            <text:p text:style-name="P1">empty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reject invalid number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immediate logout</text:p>
          </table:table-cell>
          <table:table-cell table:style-name="Table1.A1" office:value-type="string">
            <text:p text:style-name="P1">Test if we try to deposit and then logout immediately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logout</text:p>
          </table:table-cell>
          <table:table-cell table:style-name="Table1.A1" office:value-type="string">
            <text:p text:style-name="P1">empty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/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reasonable</text:p>
          </table:table-cell>
          <table:table-cell table:style-name="Table1.A1" office:value-type="string">
            <text:p text:style-name="P1">Test the withdraw function on normal conditions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8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Updated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withdrawn:</text:p>
            <text:p text:style-name="P1">Accepts transaction.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out of scope</text:p>
          </table:table-cell>
          <table:table-cell table:style-name="Table1.A1" office:value-type="string">
            <text:p text:style-name="P1">Test the withdraw function with an amount higher than $1,000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100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n amount to be withdrawn:</text:p>
            <text:p text:style-name="P1">Denied transaction greater than $1,000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zero</text:p>
          </table:table-cell>
          <table:table-cell table:style-name="Table1.A1" office:value-type="string">
            <text:p text:style-name="P1">Test a redundant withdrawa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.</text:p>
          </table:table-cell>
          <table:table-cell table:style-name="Table1.A1" office:value-type="string">
            <text:p text:style-name="P1">enter a valid account number:</text:p>
            <text:p text:style-name="P1">enter an amount to be withdrawn:</text:p>
            <text:p text:style-name="P1">Can accept or deny, based on how we handle 0 amouts</text:p>
          </table:table-cell>
        </table:table-row>
        <table:table-row>
          <table:table-cell table:style-name="Table1.A1" office:value-type="string">
            <text:p text:style-name="P1">Retail</text:p>
            <text:p text:style-name="P1">withdraw</text:p>
            <text:p text:style-name="P1">negative</text:p>
          </table:table-cell>
          <table:table-cell table:style-name="Table1.A1" office:value-type="string">
            <text:p text:style-name="P1">Test an amount we can not reproduce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-1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enter amount to be withdrawn:</text:p>
            <text:p text:style-name="P1">deny transaction of negative am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withdraw</text:p>
            <text:p text:style-name="P1">Invalid account</text:p>
          </table:table-cell>
          <table:table-cell table:style-name="Table1.A1" office:value-type="string">
            <text:p text:style-name="P1">Test if we try to withdraw from an account that doesn’t exis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logout</text:p>
          </table:table-cell>
          <table:table-cell table:style-name="Table1.A1" office:value-type="string">
            <text:p text:style-name="P1">empty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>reject invalid number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immediate logout</text:p>
          </table:table-cell>
          <table:table-cell table:style-name="Table1.A1" office:value-type="string">
            <text:p text:style-name="P1">Test if we try to withdrawal and then logout immediately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logout</text:p>
          </table:table-cell>
          <table:table-cell table:style-name="Table1.A1" office:value-type="string">
            <text:p text:style-name="P1">empty accounts file</text:p>
            <text:p text:style-name="P1"/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 valid account number:</text:p>
            <text:p text:style-name="P1"/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reasonable</text:p>
          </table:table-cell>
          <table:table-cell table:style-name="Table1.A1" office:value-type="string">
            <text:p text:style-name="P1">Test a transfer in retail under normal conditions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8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and 000002 on file)</text:p>
          </table:table-cell>
          <table:table-cell table:style-name="Table1.A1" office:value-type="string">
            <text:p text:style-name="P1">Updated transaction summary file</text:p>
            <text:p text:style-name="P1"/>
          </table:table-cell>
          <table:table-cell table:style-name="Table1.A1" office:value-type="string">
            <text:p text:style-name="P1">enter an account to transfer from:</text:p>
            <text:p text:style-name="P1">enter an account to transfer to:</text:p>
            <text:p text:style-name="P1">enter an amount to be transferred:</text:p>
            <text:p text:style-name="P1">Accepts transaction.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out of scope</text:p>
          </table:table-cell>
          <table:table-cell table:style-name="Table1.A1" office:value-type="string">
            <text:p text:style-name="P1">Test a transfer in retail with an amount greater than $1,000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1000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and 000002 on file)</text:p>
          </table:table-cell>
          <table:table-cell table:style-name="Table1.A1" office:value-type="string">
            <text:p text:style-name="P1">Empty transaction summary file</text:p>
            <text:p text:style-name="P1"/>
          </table:table-cell>
          <table:table-cell table:style-name="Table1.A1" office:value-type="string">
            <text:p text:style-name="P1">enter an account to transfer from:</text:p>
            <text:p text:style-name="P1">enter an account to transfer to:</text:p>
            <text:p text:style-name="P1">enter an amount to be transferred:</text:p>
            <text:p text:style-name="P1">Deny amount greater than $1,000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zero</text:p>
          </table:table-cell>
          <table:table-cell table:style-name="Table1.A1" office:value-type="string">
            <text:p text:style-name="P1">Test a redundant transfer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0.00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and 000002 on file)</text:p>
          </table:table-cell>
          <table:table-cell table:style-name="Table1.A1" office:value-type="string">
            <text:p text:style-name="P1">Empty transaction summary file</text:p>
            <text:p text:style-name="P1"/>
          </table:table-cell>
          <table:table-cell table:style-name="Table1.A1" office:value-type="string">
            <text:p text:style-name="P1">enter an account to transfer from:</text:p>
            <text:p text:style-name="P1">enter an account to transfer to:</text:p>
            <text:p text:style-name="P1">enter an amount to be transferred:</text:p>
            <text:p text:style-name="P1">Deny transaction of 0.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negative</text:p>
          </table:table-cell>
          <table:table-cell table:style-name="Table1.A1" office:value-type="string">
            <text:p text:style-name="P1">Test a transfer with a value we can not reproduce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2</text:p>
            <text:p text:style-name="P1">-1.00</text:p>
            <text:p text:style-name="P1">logout</text:p>
          </table:table-cell>
          <table:table-cell table:style-name="Table1.A1" office:value-type="string">
            <text:p text:style-name="P1">current accounts file<text:line-break/>(000001 and 000002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enter an account to transfer from:<text:line-break/>enter an account to transfer to:</text:p>
            <text:p text:style-name="P1">enter an amount to be transferred:</text:p>
            <text:p text:style-name="P1">Deny negative value.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from invalid account</text:p>
          </table:table-cell>
          <table:table-cell table:style-name="Table1.A1" office:value-type="string">
            <text:p text:style-name="P1">Test if we can transfer from a non-existent accoun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3</text:p>
            <text:p text:style-name="P1">logout</text:p>
          </table:table-cell>
          <table:table-cell table:style-name="Table1.A1" office:value-type="string">
            <text:p text:style-name="P1">empty accounts file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account to transfer from:</text:p>
            <text:p text:style-name="P1">Deny invalid acc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 to invalid account</text:p>
          </table:table-cell>
          <table:table-cell table:style-name="Table1.A1" office:value-type="string">
            <text:p text:style-name="P1">Test if we can transfer to a non-existent account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000001</text:p>
            <text:p text:style-name="P1">000003</text:p>
            <text:p text:style-name="P1">logout</text:p>
          </table:table-cell>
          <table:table-cell table:style-name="Table1.A1" office:value-type="string">
            <text:p text:style-name="P1">current accounts file</text:p>
            <text:p text:style-name="P1">(000001 on file)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account to transfer from:</text:p>
            <text:p text:style-name="P1">account to transfer to:</text:p>
            <text:p text:style-name="P1">Deny invalid account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 immediate logout</text:p>
          </table:table-cell>
          <table:table-cell table:style-name="Table1.A1" office:value-type="string">
            <text:p text:style-name="P1">Test the response of logging out while in a transaction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logout</text:p>
          </table:table-cell>
          <table:table-cell table:style-name="Table1.A1" office:value-type="string">
            <text:p text:style-name="P1">empty accounts file</text:p>
          </table:table-cell>
          <table:table-cell table:style-name="Table1.A1" office:value-type="string">
            <text:p text:style-name="P1">empty transaction summary file</text:p>
          </table:table-cell>
          <table:table-cell table:style-name="Table1.A1" office:value-type="string">
            <text:p text:style-name="P1">account to transfer from:</text:p>
          </table:table-cell>
        </table:table-row>
      </table:table>
      <text:p text:style-name="P2"/>
      <text:p text:style-name="P2"/>
      <text:p text:style-name="P2">Agent Tests</text:p>
      <text:p text:style-name="P2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Standard"><text:span text:style-name="Default_20_Paragraph_20_Font"><text:span text:style-name="T1">Tes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Purpose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Input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Input Files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Output Files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1">Output</text:span></text:span></text:p>
          </table:table-cell>
        </table:table-row>
        <table:table-row>
          <table:table-cell table:style-name="Table2.A1" office:value-type="string">
            <text:p text:style-name="P1">Agent -login</text:p>
          </table:table-cell>
          <table:table-cell table:style-name="Table2.A1" office:value-type="string">
            <text:p text:style-name="P1">check that</text:p>
            <text:p text:style-name="P1">login is accepted</text:p>
          </table:table-cell>
          <table:table-cell table:style-name="Table2.A1" office:value-type="string">
            <text:p text:style-name="P1">login</text:p>
            <text:p text:style-name="P1">agent</text:p>
            <text:p text:style-name="P1">logou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None</text:p>
          </table:table-cell>
        </table:table-row>
        <table:table-row>
          <table:table-cell table:style-name="Table2.A1" office:value-type="string">
            <text:p text:style-name="P1">Agent -create</text:p>
          </table:table-cell>
          <table:table-cell table:style-name="Table2.A1" office:value-type="string">
            <text:p text:style-name="P1">Check that user is prompted for account number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a valid account number:</text:p>
          </table:table-cell>
        </table:table-row>
        <table:table-row>
          <table:table-cell table:style-name="Table2.A1" office:value-type="string">
            <text:p text:style-name="P1">Agent -create 6 digits</text:p>
          </table:table-cell>
          <table:table-cell table:style-name="Table2.A1" office:value-type="string">
            <text:p text:style-name="P1">Check that create account is accepted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23456</text:p>
            <text:p text:style-name="P1">fifteen_digits_</text:p>
            <text:p text:style-name="P1">logout</text:p>
            <text:p text:style-name="P1"/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Updated transaction summary file</text:p>
            <text:p text:style-name="P1">“04 123456 000000 00000000 fifteen_digits_”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</table:table-cell>
        </table:table-row>
        <table:table-row>
          <table:table-cell table:style-name="Table2.A1" office:value-type="string">
            <text:p text:style-name="P1">Agent -create &lt;6 digits</text:p>
          </table:table-cell>
          <table:table-cell table:style-name="Table2.A1" office:value-type="string">
            <text:p text:style-name="P1">Check that create account is accepted, 0s added to account number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fifteen_digits_</text:p>
            <text:p text:style-name="P1">logou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Updated transaction summary file</text:p>
            <text:p text:style-name="P1">“04 000001 000000 00000000 fifteen_digits_”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</table:table-cell>
        </table:table-row>
        <table:table-row>
          <table:table-cell table:style-name="Table2.A1" office:value-type="string">
            <text:p text:style-name="P1">Agent -create &gt;6 digits</text:p>
          </table:table-cell>
          <table:table-cell table:style-name="Table2.A1" office:value-type="string">
            <text:p text:style-name="P1">Reject account number with &gt;6 digits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234567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able:table-row>
          <table:table-cell table:style-name="Table2.A1" office:value-type="string">
            <text:p text:style-name="P1">Agent -create 6 non digits</text:p>
          </table:table-cell>
          <table:table-cell table:style-name="Table2.A1" office:value-type="string">
            <text:p text:style-name="P1">Reject account number that is not an int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234567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able:table-row>
          <table:table-cell table:style-name="Table2.A1" office:value-type="string">
            <text:p text:style-name="P1">Agent -create <text:s text:c="2"/>negative</text:p>
          </table:table-cell>
          <table:table-cell table:style-name="Table2.A1" office:value-type="string">
            <text:p text:style-name="P1">Reject account number that is not an int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-1234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able:table-row>
          <table:table-cell table:style-name="Table2.A1" office:value-type="string">
            <text:p text:style-name="P1">Agent -create <text:s text:c="2"/>decimal</text:p>
          </table:table-cell>
          <table:table-cell table:style-name="Table2.A1" office:value-type="string">
            <text:p text:style-name="P1">Reject account number that is not an int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.234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Account numbers must be 1-6 digits.</text:p>
            <text:p text:style-name="P1">Enter new account number:</text:p>
          </table:table-cell>
        </table:table-row>
        <table:table-row>
          <table:table-cell table:style-name="Table2.A1" office:value-type="string">
            <text:p text:style-name="P1">Agent -create already existing</text:p>
          </table:table-cell>
          <table:table-cell table:style-name="Table2.A1" office:value-type="string">
            <text:p text:style-name="P1">Reject account number that already exists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quit</text:p>
          </table:table-cell>
          <table:table-cell table:style-name="Table2.A1" office:value-type="string">
            <text:p text:style-name="P1">Accounts file with 000001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a valid account number:</text:p>
            <text:p text:style-name="P1">an account with that number already exists. enter a valid account number:</text:p>
          </table:table-cell>
        </table:table-row>
        <table:table-row>
          <table:table-cell table:style-name="Table2.A1" office:value-type="string">
            <text:p text:style-name="P1">Agent -create &lt;15 chars</text:p>
          </table:table-cell>
          <table:table-cell table:style-name="Table2.A1" office:value-type="string">
            <text:p text:style-name="P1">Check that create account is accepted, spaces added to account name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one</text:p>
            <text:p text:style-name="P1">logou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Updated transaction summary file</text:p>
            <text:p text:style-name="P1">“04 000001 000000 00000000 one <text:s text:c="11"/>”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</table:table-cell>
        </table:table-row>
        <table:table-row>
          <table:table-cell table:style-name="Table2.A1" office:value-type="string">
            <text:p text:style-name="P1">Agent -create &gt;15 chars</text:p>
          </table:table-cell>
          <table:table-cell table:style-name="Table2.A1" office:value-type="string">
            <text:p text:style-name="P1">Reject account name with &gt;15 characters</text:p>
          </table:table-cell>
          <table:table-cell table:style-name="Table2.A1" office:value-type="string">
            <text:p text:style-name="P1">login</text:p>
            <text:p text:style-name="P1">agent</text:p>
            <text:p text:style-name="P1">create</text:p>
            <text:p text:style-name="P1">1</text:p>
            <text:p text:style-name="P1">sixteen__digits_</text:p>
            <text:p text:style-name="P1">quit</text:p>
          </table:table-cell>
          <table:table-cell table:style-name="Table2.A1" office:value-type="string">
            <text:p text:style-name="P1">empty current accounts file</text:p>
          </table:table-cell>
          <table:table-cell table:style-name="Table2.A1" office:value-type="string">
            <text:p text:style-name="P1">empty transaction summary file</text:p>
          </table:table-cell>
          <table:table-cell table:style-name="Table2.A1" office:value-type="string">
            <text:p text:style-name="P1">Enter new account number:</text:p>
            <text:p text:style-name="P1">enter new account name:</text:p>
            <text:p text:style-name="P1">Account names must be 1-15 characters. enter new account name:</text:p>
          </table:table-cell>
        </table:table-row>
      </table:table>
      <text:p text:style-name="P2"/>
      <text:p text:style-name="P39"/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39"><text:span text:style-name="Default_20_Paragraph_20_Font"><text:span text:style-name="T1">DELETE</text:span></text:span>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  <table:table-row>
          <table:table-cell table:style-name="Table4.A1" office:value-type="string">
            <text:p text:style-name="P33">Agent -delete</text:p>
          </table:table-cell>
          <table:table-cell table:style-name="Table4.A1" office:value-type="string">
            <text:p text:style-name="P33">Check that agent is prompted for account number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33">quit</text:p>
          </table:table-cell>
          <table:table-cell table:style-name="Table4.A1" office:value-type="string">
            <text:p text:style-name="P33">accountList_empty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33">a<text:span text:style-name="T3">p_dp_qui.txt</text:span></text:p>
          </table:table-cell>
        </table:table-row>
        <table:table-row>
          <table:table-cell table:style-name="Table4.A1" office:value-type="string">
            <text:p text:style-name="P18">Agent -delete num</text:p>
          </table:table-cell>
          <table:table-cell table:style-name="Table4.A1" office:value-type="string">
            <text:p text:style-name="P18">Check that agent is prompted for account name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18">1</text:p>
            <text:p text:style-name="P33">quit</text:p>
          </table:table-cell>
          <table:table-cell table:style-name="Table4.A1" office:value-type="string">
            <text:p text:style-name="P18">accountList_1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33">a<text:span text:style-name="T3">p_dp_num.txt</text:span></text:p>
          </table:table-cell>
        </table:table-row>
        <table:table-row>
          <table:table-cell table:style-name="Table4.A1" office:value-type="string">
            <text:p text:style-name="P18">Agent -delete <text:span text:style-name="T10">name</text:span></text:p>
          </table:table-cell>
          <table:table-cell table:style-name="Table4.A1" office:value-type="string">
            <text:p text:style-name="P18">Check that agent is prompted for n<text:span text:style-name="T10">ext command</text:span>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18">1</text:p>
            <text:p text:style-name="P21">abc</text:p>
            <text:p text:style-name="P33">quit</text:p>
          </table:table-cell>
          <table:table-cell table:style-name="Table4.A1" office:value-type="string">
            <text:p text:style-name="P33">accountList_<text:span text:style-name="T10">1</text:span>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23">ap_dp_nam.txt</text:p>
          </table:table-cell>
        </table:table-row>
        <table:table-row>
          <table:table-cell table:style-name="Table4.A1" office:value-type="string">
            <text:p text:style-name="P33">Agent -delete <text:span text:style-name="T11">account does not exist</text:span> </text:p>
          </table:table-cell>
          <table:table-cell table:style-name="Table4.A1" office:value-type="string">
            <text:p text:style-name="P33">Check that <text:span text:style-name="T4">error occurs when account does not exist</text:span>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23">1</text:p>
            <text:p text:style-name="P33">quit</text:p>
          </table:table-cell>
          <table:table-cell table:style-name="Table4.A1" office:value-type="string">
            <text:p text:style-name="P33">accountList_empty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23">ap_dp_n<text:span text:style-name="T4">u</text:span>m_<text:span text:style-name="T4">dne</text:span>.txt</text:p>
          </table:table-cell>
        </table:table-row>
        <table:table-row>
          <table:table-cell table:style-name="Table4.A1" office:value-type="string">
            <text:p text:style-name="P33">Agent -delete 6 digits</text:p>
          </table:table-cell>
          <table:table-cell table:style-name="Table4.A1" office:value-type="string">
            <text:p text:style-name="P33">Check that <text:span text:style-name="T5">logout updates transaction summary file</text:span>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33">1<text:span text:style-name="T6">23456</text:span></text:p>
            <text:p text:style-name="P26">fifteen_digits_</text:p>
            <text:p text:style-name="P26">logout</text:p>
            <text:p text:style-name="P33"/>
          </table:table-cell>
          <table:table-cell table:style-name="Table4.A1" office:value-type="string">
            <text:p text:style-name="P18">accountList_12<text:span text:style-name="T7">3456</text:span>.txt</text:p>
          </table:table-cell>
          <table:table-cell table:style-name="Table4.A1" office:value-type="string">
            <text:p text:style-name="P33">a<text:span text:style-name="T5">o_dp_xct.txt</text:span></text:p>
          </table:table-cell>
          <table:table-cell table:style-name="Table4.A1" office:value-type="string">
            <text:p text:style-name="P33">a<text:span text:style-name="T5">p_dp_xct.txt</text:span></text:p>
          </table:table-cell>
        </table:table-row>
        <table:table-row>
          <table:table-cell table:style-name="Table4.A1" office:value-type="string">
            <text:p text:style-name="P33">Agent -delete &lt;6 digits</text:p>
          </table:table-cell>
          <table:table-cell table:style-name="Table4.A1" office:value-type="string">
            <text:p text:style-name="P33">Check that <text:span text:style-name="T5">0</text:span>s added to account number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33">1</text:p>
            <text:p text:style-name="P26">fifteen_digits_</text:p>
            <text:p text:style-name="P33">logout</text:p>
          </table:table-cell>
          <table:table-cell table:style-name="Table4.A1" office:value-type="string">
            <text:p text:style-name="P18">accountList_1.txt</text:p>
          </table:table-cell>
          <table:table-cell table:style-name="Table4.A1" office:value-type="string">
            <text:p text:style-name="P33">a<text:span text:style-name="T7">o_dp_num_sml.txt</text:span></text:p>
          </table:table-cell>
          <table:table-cell table:style-name="Table4.A1" office:value-type="string">
            <text:p text:style-name="P33">a<text:span text:style-name="T7">p_dp_num_sml.txt</text:span></text:p>
          </table:table-cell>
        </table:table-row>
        <table:table-row>
          <table:table-cell table:style-name="Table4.A1" office:value-type="string">
            <text:p text:style-name="P33">Agent -delete &gt;6 digits</text:p>
          </table:table-cell>
          <table:table-cell table:style-name="Table4.A1" office:value-type="string">
            <text:p text:style-name="P33">Reject account number with &gt;6 digits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33">1234567</text:p>
            <text:p text:style-name="P33">quit</text:p>
          </table:table-cell>
          <table:table-cell table:style-name="Table4.A1" office:value-type="string">
            <text:p text:style-name="P33">accountList_empty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16">ap_dp_num_big.txt</text:p>
          </table:table-cell>
        </table:table-row>
        <table:table-row>
          <table:table-cell table:style-name="Table4.A1" office:value-type="string">
            <text:p text:style-name="P33">Agent -delete 6 non digits</text:p>
          </table:table-cell>
          <table:table-cell table:style-name="Table4.A1" office:value-type="string">
            <text:p text:style-name="P33">Reject account number that is not an int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33">a<text:span text:style-name="T8">bc</text:span></text:p>
            <text:p text:style-name="P33">quit</text:p>
          </table:table-cell>
          <table:table-cell table:style-name="Table4.A1" office:value-type="string">
            <text:p text:style-name="P33">accountList_empty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16">ap_dp_num_str.txt</text:p>
          </table:table-cell>
        </table:table-row>
        <table:table-row>
          <table:table-cell table:style-name="Table4.A1" office:value-type="string">
            <text:p text:style-name="P33">Agent -delete <text:s text:c="2"/>negative</text:p>
          </table:table-cell>
          <table:table-cell table:style-name="Table4.A1" office:value-type="string">
            <text:p text:style-name="P33">Reject account number that is not an int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33">-1</text:p>
            <text:p text:style-name="P33">quit</text:p>
          </table:table-cell>
          <table:table-cell table:style-name="Table4.A1" office:value-type="string">
            <text:p text:style-name="P33">accountList_empty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16">ap_dp_num_neg.txt</text:p>
          </table:table-cell>
        </table:table-row>
        <table:table-row>
          <table:table-cell table:style-name="Table4.A1" office:value-type="string">
            <text:p text:style-name="P33">Agent -delete <text:s text:c="2"/>decimal</text:p>
          </table:table-cell>
          <table:table-cell table:style-name="Table4.A1" office:value-type="string">
            <text:p text:style-name="P33">Reject account number that is not an int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33">1.<text:span text:style-name="T8">0</text:span></text:p>
            <text:p text:style-name="P33">quit</text:p>
          </table:table-cell>
          <table:table-cell table:style-name="Table4.A1" office:value-type="string">
            <text:p text:style-name="P33">accountList_empty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16">ap_dp_num_dec.txt</text:p>
          </table:table-cell>
        </table:table-row>
        <table:table-row>
          <table:table-cell table:style-name="Table4.A1" office:value-type="string">
            <text:p text:style-name="P16">Agent -delete zero</text:p>
          </table:table-cell>
          <table:table-cell table:style-name="Table4.A1" office:value-type="string">
            <text:p text:style-name="P33">Reject account number <text:span text:style-name="T8">zero</text:span>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16">0</text:p>
            <text:p text:style-name="P33">quit</text:p>
          </table:table-cell>
          <table:table-cell table:style-name="Table4.A1" office:value-type="string">
            <text:p text:style-name="P33">accountList_empty.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16">ap_dp_num_zer.txt</text:p>
          </table:table-cell>
        </table:table-row>
        <table:table-row>
          <table:table-cell table:style-name="Table4.A1" office:value-type="string">
            <text:p text:style-name="P16">Agent -delete &lt;15 characters</text:p>
          </table:table-cell>
          <table:table-cell table:style-name="Table4.A1" office:value-type="string">
            <text:p text:style-name="P27">Check that spaces are properly added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27">1</text:p>
            <text:p text:style-name="P27">abc</text:p>
            <text:p text:style-name="P27">logout</text:p>
          </table:table-cell>
          <table:table-cell table:style-name="Table4.A1" office:value-type="string">
            <text:p text:style-name="P33">accountList_<text:span text:style-name="T9">1</text:span>txt</text:p>
          </table:table-cell>
          <table:table-cell table:style-name="Table4.A1" office:value-type="string">
            <text:p text:style-name="P27">ao_dp_nam_sml.txt</text:p>
          </table:table-cell>
          <table:table-cell table:style-name="Table4.A1" office:value-type="string">
            <text:p text:style-name="P16">ap_dp_n<text:span text:style-name="T9">a</text:span>m_<text:span text:style-name="T9">sml</text:span>.txt</text:p>
          </table:table-cell>
        </table:table-row>
        <table:table-row>
          <table:table-cell table:style-name="Table4.A1" office:value-type="string">
            <text:p text:style-name="P16">Agent -delete &gt;15 characters</text:p>
          </table:table-cell>
          <table:table-cell table:style-name="Table4.A1" office:value-type="string">
            <text:p text:style-name="P28">Reject account name that's too long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27">1</text:p>
            <text:p text:style-name="P27">very_long_account</text:p>
            <text:p text:style-name="P28">quit</text:p>
          </table:table-cell>
          <table:table-cell table:style-name="Table4.A1" office:value-type="string">
            <text:p text:style-name="P33">accountList_<text:span text:style-name="T9">1</text:span>txt</text:p>
          </table:table-cell>
          <table:table-cell table:style-name="Table4.A1" office:value-type="string">
            <text:p text:style-name="P33">-</text:p>
          </table:table-cell>
          <table:table-cell table:style-name="Table4.A1" office:value-type="string">
            <text:p text:style-name="P16">ap_dp_n<text:span text:style-name="T9">a</text:span>m_<text:span text:style-name="T9">big</text:span>.txt</text:p>
          </table:table-cell>
        </table:table-row>
        <table:table-row>
          <table:table-cell table:style-name="Table4.A1" office:value-type="string">
            <text:p text:style-name="P27">Agent -delete number</text:p>
          </table:table-cell>
          <table:table-cell table:style-name="Table4.A1" office:value-type="string">
            <text:p text:style-name="P28">Check that numbers are accepted as account names</text:p>
          </table:table-cell>
          <table:table-cell table:style-name="Table4.A1" office:value-type="string">
            <text:p text:style-name="P33">login</text:p>
            <text:p text:style-name="P33">agent</text:p>
            <text:p text:style-name="P33">delete</text:p>
            <text:p text:style-name="P27">1</text:p>
            <text:p text:style-name="P27">1</text:p>
            <text:p text:style-name="P27">logout</text:p>
          </table:table-cell>
          <table:table-cell table:style-name="Table4.A1" office:value-type="string">
            <text:p text:style-name="P33">accountList_<text:span text:style-name="T9">1</text:span>txt</text:p>
          </table:table-cell>
          <table:table-cell table:style-name="Table4.A1" office:value-type="string">
            <text:p text:style-name="P16">a<text:span text:style-name="T9">o</text:span>_dp_n<text:span text:style-name="T9">a</text:span>m_<text:span text:style-name="T9">int</text:span>.txt</text:p>
          </table:table-cell>
          <table:table-cell table:style-name="Table4.A1" office:value-type="string">
            <text:p text:style-name="P16">ap_dp_n<text:span text:style-name="T9">a</text:span>m_<text:span text:style-name="T9">int</text:span>.txt</text:p>
          </table:table-cell>
        </table:table-row>
      </table:table>
      <text:p text:style-name="P39"/>
      <text:p text:style-name="P39"/>
      <table:table table:name="Table5" table:style-name="Table5">
        <table:table-column table:style-name="Table5.A" table:number-columns-repeated="6"/>
        <table:table-row>
          <table:table-cell table:style-name="Table5.A1" office:value-type="string">
            <text:p text:style-name="P36">DEPOSIT</text:p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</table:table-row>
        <table:table-row>
          <table:table-cell table:style-name="Table5.A1" office:value-type="string">
            <text:p text:style-name="P33">Agent -dep<text:span text:style-name="T10">osit</text:span></text:p>
          </table:table-cell>
          <table:table-cell table:style-name="Table5.A1" office:value-type="string">
            <text:p text:style-name="P33">Check that agent is prompted for account number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<text:span text:style-name="T10">osit</text:span></text:p>
            <text:p text:style-name="P33">quit</text:p>
          </table:table-cell>
          <table:table-cell table:style-name="Table5.A1" office:value-type="string">
            <text:p text:style-name="P33">accountList_empty.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33">a<text:span text:style-name="T3">p_dp_qui.txt</text:span></text:p>
          </table:table-cell>
        </table:table-row>
        <table:table-row>
          <table:table-cell table:style-name="Table5.A1" office:value-type="string">
            <text:p text:style-name="P18">Agent -d<text:span text:style-name="T10">eposit</text:span> num</text:p>
          </table:table-cell>
          <table:table-cell table:style-name="Table5.A1" office:value-type="string">
            <text:p text:style-name="P18">Check that agent is prompted for <text:span text:style-name="T10">deposit amount</text:span>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<text:span text:style-name="T10">osit</text:span></text:p>
            <text:p text:style-name="P18">1</text:p>
            <text:p text:style-name="P33">quit</text:p>
          </table:table-cell>
          <table:table-cell table:style-name="Table5.A1" office:value-type="string">
            <text:p text:style-name="P18">accountList_1.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33">a<text:span text:style-name="T3">p_dp_num.txt</text:span></text:p>
          </table:table-cell>
        </table:table-row>
        <table:table-row>
          <table:table-cell table:style-name="Table5.A1" office:value-type="string">
            <text:p text:style-name="P18">Agent -de<text:span text:style-name="T11">posit</text:span> <text:span text:style-name="T10">amt</text:span></text:p>
          </table:table-cell>
          <table:table-cell table:style-name="Table5.A1" office:value-type="string">
            <text:p text:style-name="P18">Check that agent is prompted for <text:span text:style-name="T10">next command</text:span>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<text:span text:style-name="T10">osit</text:span></text:p>
            <text:p text:style-name="P18">1</text:p>
            <text:p text:style-name="P21">99999999</text:p>
            <text:p text:style-name="P33">quit</text:p>
          </table:table-cell>
          <table:table-cell table:style-name="Table5.A1" office:value-type="string">
            <text:p text:style-name="P33">accountList_<text:span text:style-name="T10">1</text:span>.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23">ap_d<text:span text:style-name="T10">p</text:span>_<text:span text:style-name="T10">amt</text:span>.txt</text:p>
          </table:table-cell>
        </table:table-row>
        <table:table-row>
          <table:table-cell table:style-name="Table5.A1" office:value-type="string">
            <text:p text:style-name="P33">Agent -deposit <text:span text:style-name="T11">account does not exist</text:span> </text:p>
          </table:table-cell>
          <table:table-cell table:style-name="Table5.A1" office:value-type="string">
            <text:p text:style-name="P33">Check that <text:span text:style-name="T4">error occurs when account does not exist</text:span>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23">1</text:p>
            <text:p text:style-name="P33">quit</text:p>
          </table:table-cell>
          <table:table-cell table:style-name="Table5.A1" office:value-type="string">
            <text:p text:style-name="P33">accountList_empty.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23">ap_dp_<text:span text:style-name="T4">dne</text:span>.txt</text:p>
          </table:table-cell>
        </table:table-row>
        <table:table-row>
          <table:table-cell table:style-name="Table5.A1" office:value-type="string">
            <text:p text:style-name="P33">Agent -deposit 6 digits</text:p>
          </table:table-cell>
          <table:table-cell table:style-name="Table5.A1" office:value-type="string">
            <text:p text:style-name="P33">Check that <text:span text:style-name="T5">logout updates transaction summary file</text:span>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33">1<text:span text:style-name="T6">23456</text:span></text:p>
            <text:p text:style-name="P26">99999999</text:p>
            <text:p text:style-name="P26">logout</text:p>
            <text:p text:style-name="P33"/>
          </table:table-cell>
          <table:table-cell table:style-name="Table5.A1" office:value-type="string">
            <text:p text:style-name="P18">accountList_12<text:span text:style-name="T7">3456</text:span>.txt</text:p>
          </table:table-cell>
          <table:table-cell table:style-name="Table5.A1" office:value-type="string">
            <text:p text:style-name="P33">a<text:span text:style-name="T5">o_dp_xct.txt</text:span></text:p>
          </table:table-cell>
          <table:table-cell table:style-name="Table5.A1" office:value-type="string">
            <text:p text:style-name="P33">a<text:span text:style-name="T5">p_dp_xct.txt</text:span></text:p>
          </table:table-cell>
        </table:table-row>
        <table:table-row>
          <table:table-cell table:style-name="Table5.A1" office:value-type="string">
            <text:p text:style-name="P33">Agent -deposit &lt;6 digits</text:p>
          </table:table-cell>
          <table:table-cell table:style-name="Table5.A1" office:value-type="string">
            <text:p text:style-name="P33">Check that <text:span text:style-name="T5">0</text:span>s added to account number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33">1</text:p>
            <text:p text:style-name="P26">99999999</text:p>
            <text:p text:style-name="P33">logout</text:p>
          </table:table-cell>
          <table:table-cell table:style-name="Table5.A1" office:value-type="string">
            <text:p text:style-name="P18">accountList_1.txt</text:p>
          </table:table-cell>
          <table:table-cell table:style-name="Table5.A1" office:value-type="string">
            <text:p text:style-name="P33">a<text:span text:style-name="T7">o_dp_num_sml.txt</text:span></text:p>
          </table:table-cell>
          <table:table-cell table:style-name="Table5.A1" office:value-type="string">
            <text:p text:style-name="P33">a<text:span text:style-name="T7">p_dp_num_sml.txt</text:span></text:p>
          </table:table-cell>
        </table:table-row>
        <table:table-row>
          <table:table-cell table:style-name="Table5.A1" office:value-type="string">
            <text:p text:style-name="P38">Agent -deposit &gt;6 digits</text:p>
          </table:table-cell>
          <table:table-cell table:style-name="Table5.A1" office:value-type="string">
            <text:p text:style-name="P38">Reject account number with &gt;6 digits</text:p>
          </table:table-cell>
          <table:table-cell table:style-name="Table5.A1" office:value-type="string">
            <text:p text:style-name="P38">login</text:p>
            <text:p text:style-name="P38">agent</text:p>
            <text:p text:style-name="P38">deposit</text:p>
            <text:p text:style-name="P38">1234567</text:p>
            <text:p text:style-name="P38">quit</text:p>
          </table:table-cell>
          <table:table-cell table:style-name="Table5.A1" office:value-type="string">
            <text:p text:style-name="P38">accountList_empty.txt</text:p>
          </table:table-cell>
          <table:table-cell table:style-name="Table5.A1" office:value-type="string">
            <text:p text:style-name="P38">-</text:p>
          </table:table-cell>
          <table:table-cell table:style-name="Table5.A1" office:value-type="string">
            <text:p text:style-name="P37">ap_dp_num_big.txt</text:p>
          </table:table-cell>
        </table:table-row>
        <table:table-row>
          <table:table-cell table:style-name="Table5.A1" office:value-type="string">
            <text:p text:style-name="P38">Agent -deposit 6 non digits</text:p>
          </table:table-cell>
          <table:table-cell table:style-name="Table5.A1" office:value-type="string">
            <text:p text:style-name="P38">Reject account number that is not an int</text:p>
          </table:table-cell>
          <table:table-cell table:style-name="Table5.A1" office:value-type="string">
            <text:p text:style-name="P38">login</text:p>
            <text:p text:style-name="P38">agent</text:p>
            <text:p text:style-name="P38">deposit</text:p>
            <text:p text:style-name="P38">a<text:span text:style-name="T8">bc</text:span></text:p>
            <text:p text:style-name="P38">quit</text:p>
          </table:table-cell>
          <table:table-cell table:style-name="Table5.A1" office:value-type="string">
            <text:p text:style-name="P38">accountList_empty.txt</text:p>
          </table:table-cell>
          <table:table-cell table:style-name="Table5.A1" office:value-type="string">
            <text:p text:style-name="P38">-</text:p>
          </table:table-cell>
          <table:table-cell table:style-name="Table5.A1" office:value-type="string">
            <text:p text:style-name="P37">ap_dp_num_str.txt</text:p>
          </table:table-cell>
        </table:table-row>
        <table:table-row>
          <table:table-cell table:style-name="Table5.A1" office:value-type="string">
            <text:p text:style-name="P33">Agent -deposit <text:s text:c="2"/>negative</text:p>
          </table:table-cell>
          <table:table-cell table:style-name="Table5.A1" office:value-type="string">
            <text:p text:style-name="P33">Reject account number that is not an int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33">-1</text:p>
            <text:p text:style-name="P33">quit</text:p>
          </table:table-cell>
          <table:table-cell table:style-name="Table5.A1" office:value-type="string">
            <text:p text:style-name="P33">accountList_<text:span text:style-name="T12">1</text:span>.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16">ap_dp_num_neg.txt</text:p>
          </table:table-cell>
        </table:table-row>
        <table:table-row>
          <table:table-cell table:style-name="Table5.A1" office:value-type="string">
            <text:p text:style-name="P33">Agent -deposit <text:s text:c="2"/>decimal</text:p>
          </table:table-cell>
          <table:table-cell table:style-name="Table5.A1" office:value-type="string">
            <text:p text:style-name="P33">Reject account number that is not an int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33">1.<text:span text:style-name="T8">0</text:span></text:p>
            <text:p text:style-name="P33">quit</text:p>
          </table:table-cell>
          <table:table-cell table:style-name="Table5.A1" office:value-type="string">
            <text:p text:style-name="P33">accountList_<text:span text:style-name="T12">1</text:span>.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16">ap_dp_num_dec.txt</text:p>
          </table:table-cell>
        </table:table-row>
        <table:table-row>
          <table:table-cell table:style-name="Table5.A1" office:value-type="string">
            <text:p text:style-name="P16">Agent -deposit zero</text:p>
          </table:table-cell>
          <table:table-cell table:style-name="Table5.A1" office:value-type="string">
            <text:p text:style-name="P33">Reject account number <text:span text:style-name="T8">zero</text:span>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16">0</text:p>
            <text:p text:style-name="P33">quit</text:p>
          </table:table-cell>
          <table:table-cell table:style-name="Table5.A1" office:value-type="string">
            <text:p text:style-name="P33">accountList_empty.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16">ap_dp_<text:span text:style-name="T12">num_</text:span>zer.txt</text:p>
          </table:table-cell>
        </table:table-row>
        <table:table-row>
          <table:table-cell table:style-name="Table5.A1" office:value-type="string">
            <text:p text:style-name="P29">Agent -deposit amount string</text:p>
          </table:table-cell>
          <table:table-cell table:style-name="Table5.A1" office:value-type="string">
            <text:p text:style-name="P29">Reject deposit amount that is a string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29">1</text:p>
            <text:p text:style-name="P29">$1</text:p>
            <text:p text:style-name="P29">quit</text:p>
          </table:table-cell>
          <table:table-cell table:style-name="Table5.A1" office:value-type="string">
            <text:p text:style-name="P33">accountList_<text:span text:style-name="T9">1</text:span>txt</text:p>
          </table:table-cell>
          <table:table-cell table:style-name="Table5.A1" office:value-type="string">
            <text:p text:style-name="P27">-</text:p>
          </table:table-cell>
          <table:table-cell table:style-name="Table5.A1" office:value-type="string">
            <text:p text:style-name="P16">ap_dp_<text:span text:style-name="T13">amt_str</text:span>.txt</text:p>
          </table:table-cell>
        </table:table-row>
        <table:table-row>
          <table:table-cell table:style-name="Table5.A1" office:value-type="string">
            <text:p text:style-name="P29">Agent -deposit amount d<text:span text:style-name="T13">ecimal</text:span></text:p>
          </table:table-cell>
          <table:table-cell table:style-name="Table5.A1" office:value-type="string">
            <text:p text:style-name="P29">Reject deposit amount that is a string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29">1</text:p>
            <text:p text:style-name="P31">1.0</text:p>
            <text:p text:style-name="P29">quit</text:p>
          </table:table-cell>
          <table:table-cell table:style-name="Table5.A1" office:value-type="string">
            <text:p text:style-name="P33">accountList_<text:span text:style-name="T9">1</text:span>txt</text:p>
          </table:table-cell>
          <table:table-cell table:style-name="Table5.A1" office:value-type="string">
            <text:p text:style-name="P33">-</text:p>
          </table:table-cell>
          <table:table-cell table:style-name="Table5.A1" office:value-type="string">
            <text:p text:style-name="P16">ap_dp_<text:span text:style-name="T13">amt_dec</text:span>.txt</text:p>
          </table:table-cell>
        </table:table-row>
        <table:table-row>
          <table:table-cell table:style-name="Table5.A1" office:value-type="string">
            <text:p text:style-name="P29">Agent -deposit amount <text:span text:style-name="T13">negative</text:span></text:p>
          </table:table-cell>
          <table:table-cell table:style-name="Table5.A1" office:value-type="string">
            <text:p text:style-name="P29">Reject deposit amount that is a string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29">1</text:p>
            <text:p text:style-name="P29">-<text:span text:style-name="T13">1</text:span></text:p>
            <text:p text:style-name="P29">quit</text:p>
          </table:table-cell>
          <table:table-cell table:style-name="Table5.A1" office:value-type="string">
            <text:p text:style-name="P33">accountList_<text:span text:style-name="T9">1</text:span>txt</text:p>
          </table:table-cell>
          <table:table-cell table:style-name="Table5.A1" office:value-type="string">
            <text:p text:style-name="P16">-</text:p>
          </table:table-cell>
          <table:table-cell table:style-name="Table5.A1" office:value-type="string">
            <text:p text:style-name="P16">ap_dp_<text:span text:style-name="T13">amt_neg</text:span>.txt</text:p>
          </table:table-cell>
        </table:table-row>
        <table:table-row>
          <table:table-cell table:style-name="Table5.A1" office:value-type="string">
            <text:p text:style-name="P29">Agent -deposit amount <text:span text:style-name="T13">zero</text:span></text:p>
          </table:table-cell>
          <table:table-cell table:style-name="Table5.A1" office:value-type="string">
            <text:p text:style-name="P29">Reject deposit amount <text:span text:style-name="T13">of 0</text:span>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29">1</text:p>
            <text:p text:style-name="P31">0</text:p>
            <text:p text:style-name="P29">quit</text:p>
          </table:table-cell>
          <table:table-cell table:style-name="Table5.A1" office:value-type="string">
            <text:p text:style-name="P33">accountList_<text:span text:style-name="T9">1</text:span>txt</text:p>
          </table:table-cell>
          <table:table-cell table:style-name="Table5.A1" office:value-type="string">
            <text:p text:style-name="P16">-</text:p>
          </table:table-cell>
          <table:table-cell table:style-name="Table5.A1" office:value-type="string">
            <text:p text:style-name="P16">ap_dp_<text:span text:style-name="T13">amt_zer</text:span>.txt</text:p>
          </table:table-cell>
        </table:table-row>
        <table:table-row>
          <table:table-cell table:style-name="Table5.A1" office:value-type="string">
            <text:p text:style-name="P31">Agent -deposit &gt;99999999</text:p>
          </table:table-cell>
          <table:table-cell table:style-name="Table5.A1" office:value-type="string">
            <text:p text:style-name="P29">Reject deposit amount <text:span text:style-name="T13">above limit</text:span></text:p>
          </table:table-cell>
          <table:table-cell table:style-name="Table5.A1" office:value-type="string">
            <text:p text:style-name="P33">login</text:p>
            <text:p text:style-name="P33">agent</text:p>
            <text:p text:style-name="P33">deposit</text:p>
            <text:p text:style-name="P29">1</text:p>
            <text:p text:style-name="P31">100000000</text:p>
            <text:p text:style-name="P29">quit</text:p>
          </table:table-cell>
          <table:table-cell table:style-name="Table5.A1" office:value-type="string">
            <text:p text:style-name="P33">accountList_<text:span text:style-name="T9">1</text:span>txt</text:p>
          </table:table-cell>
          <table:table-cell table:style-name="Table5.A1" office:value-type="string">
            <text:p text:style-name="P16">-</text:p>
          </table:table-cell>
          <table:table-cell table:style-name="Table5.A1" office:value-type="string">
            <text:p text:style-name="P16">ap_dp_<text:span text:style-name="T13">amt_big</text:span>.txt</text:p>
          </table:table-cell>
        </table:table-row>
        <table:table-row>
          <table:table-cell table:style-name="Table5.A1" office:value-type="string">
            <text:p text:style-name="P34">Agent -deposit amount short</text:p>
          </table:table-cell>
          <table:table-cell table:style-name="Table5.A1" office:value-type="string">
            <text:p text:style-name="P34">Ensure zeros padded to small depost</text:p>
          </table:table-cell>
          <table:table-cell table:style-name="Table5.A1" office:value-type="string">
            <text:p text:style-name="P35">login</text:p>
            <text:p text:style-name="P35">agent</text:p>
            <text:p text:style-name="P35">deposit</text:p>
            <text:p text:style-name="P30">1</text:p>
            <text:p text:style-name="P32">1</text:p>
            <text:p text:style-name="P34">logout</text:p>
          </table:table-cell>
          <table:table-cell table:style-name="Table5.A1" office:value-type="string">
            <text:p text:style-name="P33">accountList_<text:span text:style-name="T9">1</text:span>txt</text:p>
          </table:table-cell>
          <table:table-cell table:style-name="Table5.A1" office:value-type="string">
            <text:p text:style-name="P34">ao_dp_amt_sml.txt</text:p>
          </table:table-cell>
          <table:table-cell table:style-name="Table5.A1" office:value-type="string">
            <text:p text:style-name="P16">ap_dp_<text:span text:style-name="T13">amt_sml</text:span>.txt</text:p>
          </table:table-cell>
        </table:table-row>
      </table:table>
      <text:p text:style-name="P39"/>
      <table:table table:name="Table6" table:style-name="Table6">
        <table:table-column table:style-name="Table6.A" table:number-columns-repeated="6"/>
        <table:table-row>
          <table:table-cell table:style-name="Table6.A1" office:value-type="string">
            <text:p text:style-name="P33">Agent</text:p>
            <text:p text:style-name="P33">-withdraw</text:p>
            <text:p text:style-name="P33">reasonable</text:p>
          </table:table-cell>
          <table:table-cell table:style-name="Table6.A1" office:value-type="string">
            <text:p text:style-name="P33">Test the withdraw function on normal conditions</text:p>
          </table:table-cell>
          <table:table-cell table:style-name="Table6.A1" office:value-type="string">
            <text:p text:style-name="P33">login</text:p>
            <text:p text:style-name="P33">agent</text:p>
            <text:p text:style-name="P33">withdraw</text:p>
            <text:p text:style-name="P33">1</text:p>
            <text:p text:style-name="P33">8000.00</text:p>
            <text:p text:style-name="P33">logout</text:p>
          </table:table-cell>
          <table:table-cell table:style-name="Table6.A1" office:value-type="string">
            <text:p text:style-name="P33">accountList_1.txt</text:p>
          </table:table-cell>
          <table:table-cell table:style-name="Table6.A1" office:value-type="string">
            <text:p text:style-name="P33">Updated transaction summary file</text:p>
          </table:table-cell>
          <table:table-cell table:style-name="Table6.A1" office:value-type="string">
            <text:p text:style-name="P33">enter a valid account number:</text:p>
            <text:p text:style-name="P33">enter an amount to be withdrawn:</text:p>
            <text:p text:style-name="P33">Accepts transaction.</text:p>
          </table:table-cell>
        </table:table-row>
        <table:table-row>
          <table:table-cell table:style-name="Table6.A1" office:value-type="string">
            <text:p text:style-name="P33">Agent</text:p>
            <text:p text:style-name="P33">-withdraw</text:p>
            <text:p text:style-name="P33">out of scope</text:p>
          </table:table-cell>
          <table:table-cell table:style-name="Table6.A1" office:value-type="string">
            <text:p text:style-name="P33">Test the withdraw function with an amount higher than $999,999.99</text:p>
          </table:table-cell>
          <table:table-cell table:style-name="Table6.A1" office:value-type="string">
            <text:p text:style-name="P33">login</text:p>
            <text:p text:style-name="P33">agent</text:p>
            <text:p text:style-name="P33">withdraw</text:p>
            <text:p text:style-name="P33">1</text:p>
            <text:p text:style-name="P33">1000000.00</text:p>
            <text:p text:style-name="P33">logout</text:p>
          </table:table-cell>
          <table:table-cell table:style-name="Table6.A1" office:value-type="string">
            <text:p text:style-name="P33">accountList_1.txt</text:p>
          </table:table-cell>
          <table:table-cell table:style-name="Table6.A1" office:value-type="string">
            <text:p text:style-name="P33">empty.txt</text:p>
          </table:table-cell>
          <table:table-cell table:style-name="Table6.A1" office:value-type="string">
            <text:p text:style-name="P33">enter a valid account number:</text:p>
            <text:p text:style-name="P33">enter an amount to be withdrawn:</text:p>
            <text:p text:style-name="P33">Denied transaction greater than $999,999.99</text:p>
          </table:table-cell>
        </table:table-row>
        <table:table-row>
          <table:table-cell table:style-name="Table6.A1" office:value-type="string">
            <text:p text:style-name="P33">Agent</text:p>
            <text:p text:style-name="P33">-withdraw</text:p>
            <text:p text:style-name="P33">zero</text:p>
          </table:table-cell>
          <table:table-cell table:style-name="Table6.A1" office:value-type="string">
            <text:p text:style-name="P33">Test a redundant withdrawal</text:p>
          </table:table-cell>
          <table:table-cell table:style-name="Table6.A1" office:value-type="string">
            <text:p text:style-name="P33">login</text:p>
            <text:p text:style-name="P33">agent</text:p>
            <text:p text:style-name="P33">withdraw</text:p>
            <text:p text:style-name="P33">1</text:p>
            <text:p text:style-name="P33">0.00</text:p>
            <text:p text:style-name="P33">logout</text:p>
          </table:table-cell>
          <table:table-cell table:style-name="Table6.A1" office:value-type="string">
            <text:p text:style-name="P33">accountList_1.txt</text:p>
          </table:table-cell>
          <table:table-cell table:style-name="Table6.A1" office:value-type="string">
            <text:p text:style-name="P33">empty.txt.</text:p>
          </table:table-cell>
          <table:table-cell table:style-name="Table6.A1" office:value-type="string">
            <text:p text:style-name="P33">enter a valid account number:</text:p>
            <text:p text:style-name="P33">enter an amount to be withdrawn:</text:p>
            <text:p text:style-name="P33">Can accept or deny, based on how we handle 0 amounts</text:p>
          </table:table-cell>
        </table:table-row>
        <table:table-row>
          <table:table-cell table:style-name="Table6.A1" office:value-type="string">
            <text:p text:style-name="P33">Agent</text:p>
            <text:p text:style-name="P33">withdraw</text:p>
            <text:p text:style-name="P33">negative</text:p>
          </table:table-cell>
          <table:table-cell table:style-name="Table6.A1" office:value-type="string">
            <text:p text:style-name="P33">Test an amount we cannot reproduce</text:p>
          </table:table-cell>
          <table:table-cell table:style-name="Table6.A1" office:value-type="string">
            <text:p text:style-name="P33">login</text:p>
            <text:p text:style-name="P33">agent</text:p>
            <text:p text:style-name="P33">withdraw</text:p>
            <text:p text:style-name="P33">1</text:p>
            <text:p text:style-name="P33">-1.00</text:p>
            <text:p text:style-name="P33">logout</text:p>
          </table:table-cell>
          <table:table-cell table:style-name="Table6.A1" office:value-type="string">
            <text:p text:style-name="P33">accountList_1.txt</text:p>
          </table:table-cell>
          <table:table-cell table:style-name="Table6.A1" office:value-type="string">
            <text:p text:style-name="P33">empty.txt</text:p>
          </table:table-cell>
          <table:table-cell table:style-name="Table6.A1" office:value-type="string">
            <text:p text:style-name="P33">enter a valid account number:</text:p>
            <text:p text:style-name="P33">enter amount to be withdrawn:</text:p>
            <text:p text:style-name="P33">deny transaction of negative amount</text:p>
          </table:table-cell>
        </table:table-row>
        <table:table-row>
          <table:table-cell table:style-name="Table6.A1" office:value-type="string">
            <text:p text:style-name="P33">Agent</text:p>
            <text:p text:style-name="P33">withdraw</text:p>
            <text:p text:style-name="P33">Invalid account</text:p>
          </table:table-cell>
          <table:table-cell table:style-name="Table6.A1" office:value-type="string">
            <text:p text:style-name="P33">Test if we try to withdraw from an account that doesn’t exist</text:p>
          </table:table-cell>
          <table:table-cell table:style-name="Table6.A1" office:value-type="string">
            <text:p text:style-name="P33">login</text:p>
            <text:p text:style-name="P33">agent</text:p>
            <text:p text:style-name="P33">withdraw</text:p>
            <text:p text:style-name="P33">1</text:p>
            <text:p text:style-name="P33">logout</text:p>
          </table:table-cell>
          <table:table-cell table:style-name="Table6.A1" office:value-type="string">
            <text:p text:style-name="P33">empty.txt</text:p>
            <text:p text:style-name="P33"/>
          </table:table-cell>
          <table:table-cell table:style-name="Table6.A1" office:value-type="string">
            <text:p text:style-name="P33">empty.txt</text:p>
          </table:table-cell>
          <table:table-cell table:style-name="Table6.A1" office:value-type="string">
            <text:p text:style-name="P33">enter a valid account number:</text:p>
            <text:p text:style-name="P33">reject invalid number</text:p>
          </table:table-cell>
        </table:table-row>
        <table:table-row>
          <table:table-cell table:style-name="Table6.A1" office:value-type="string">
            <text:p text:style-name="P33">Agent</text:p>
            <text:p text:style-name="P33">-withdraw</text:p>
            <text:p text:style-name="P33">immediate logout</text:p>
          </table:table-cell>
          <table:table-cell table:style-name="Table6.A1" office:value-type="string">
            <text:p text:style-name="P33">Test if we try to withdrawal and then logout immediately</text:p>
          </table:table-cell>
          <table:table-cell table:style-name="Table6.A1" office:value-type="string">
            <text:p text:style-name="P33">login</text:p>
            <text:p text:style-name="P33">agent</text:p>
            <text:p text:style-name="P33">withdraw</text:p>
            <text:p text:style-name="P33">logout</text:p>
          </table:table-cell>
          <table:table-cell table:style-name="Table6.A1" office:value-type="string">
            <text:p text:style-name="P33">empty.txt</text:p>
            <text:p text:style-name="P33"/>
          </table:table-cell>
          <table:table-cell table:style-name="Table6.A1" office:value-type="string">
            <text:p text:style-name="P33">empty.txt</text:p>
          </table:table-cell>
          <table:table-cell table:style-name="Table6.A1" office:value-type="string">
            <text:p text:style-name="P33">enter a valid account number:</text:p>
            <text:p text:style-name="P33"/>
          </table:table-cell>
        </table:table-row>
      </table:table>
      <text:p text:style-name="P39"/>
      <text:p text:style-name="P39"/>
      <table:table table:name="Table7" table:style-name="Table7">
        <table:table-column table:style-name="Table7.A" table:number-columns-repeated="6"/>
        <table:table-row>
          <table:table-cell table:style-name="Table7.A1" office:value-type="string">
            <text:p text:style-name="P33">Agent</text:p>
            <text:p text:style-name="P33">-transfer</text:p>
            <text:p text:style-name="P33">reasonable</text:p>
          </table:table-cell>
          <table:table-cell table:style-name="Table7.A1" office:value-type="string">
            <text:p text:style-name="P33">Test a transfer in agent under normal conditions</text:p>
          </table:table-cell>
          <table:table-cell table:style-name="Table7.A1" office:value-type="string">
            <text:p text:style-name="P33">login</text:p>
            <text:p text:style-name="P33">agent</text:p>
            <text:p text:style-name="P33">transfer</text:p>
            <text:p text:style-name="P33">1</text:p>
            <text:p text:style-name="P33">2</text:p>
            <text:p text:style-name="P33">800.00</text:p>
            <text:p text:style-name="P33">logout</text:p>
          </table:table-cell>
          <table:table-cell table:style-name="Table7.A1" office:value-type="string">
            <text:p text:style-name="P33">accountList_1_2.txt</text:p>
          </table:table-cell>
          <table:table-cell table:style-name="Table7.A1" office:value-type="string">
            <text:p text:style-name="P33">Updated transaction summary file</text:p>
            <text:p text:style-name="P33"/>
          </table:table-cell>
          <table:table-cell table:style-name="Table7.A1" office:value-type="string">
            <text:p text:style-name="P33">enter an account to transfer from:</text:p>
            <text:p text:style-name="P33">enter an account to transfer to:</text:p>
            <text:p text:style-name="P33">enter an amount to be transferred:</text:p>
            <text:p text:style-name="P33">Accepts transaction.</text:p>
          </table:table-cell>
        </table:table-row>
        <table:table-row>
          <table:table-cell table:style-name="Table7.A1" office:value-type="string">
            <text:p text:style-name="P33">Agent</text:p>
            <text:p text:style-name="P33">-transfer</text:p>
            <text:p text:style-name="P33">out of scope</text:p>
          </table:table-cell>
          <table:table-cell table:style-name="Table7.A1" office:value-type="string">
            <text:p text:style-name="P33">Test a transfer in agent with an amount greater than $1,000</text:p>
          </table:table-cell>
          <table:table-cell table:style-name="Table7.A1" office:value-type="string">
            <text:p text:style-name="P33">login</text:p>
            <text:p text:style-name="P33">agent</text:p>
            <text:p text:style-name="P33">transfer</text:p>
            <text:p text:style-name="P33">1</text:p>
            <text:p text:style-name="P33">2</text:p>
            <text:p text:style-name="P33">10000.00</text:p>
            <text:p text:style-name="P33">logout</text:p>
          </table:table-cell>
          <table:table-cell table:style-name="Table7.A1" office:value-type="string">
            <text:p text:style-name="P33">accountList_1_2.txt</text:p>
          </table:table-cell>
          <table:table-cell table:style-name="Table7.A1" office:value-type="string">
            <text:p text:style-name="P33">empty.txt</text:p>
            <text:p text:style-name="P33"/>
          </table:table-cell>
          <table:table-cell table:style-name="Table7.A1" office:value-type="string">
            <text:p text:style-name="P33">enter an account to transfer from:</text:p>
            <text:p text:style-name="P33">enter an account to transfer to:</text:p>
            <text:p text:style-name="P33">enter an amount to be transferred:</text:p>
            <text:p text:style-name="P33">Deny amount greater than $1,000</text:p>
          </table:table-cell>
        </table:table-row>
        <table:table-row>
          <table:table-cell table:style-name="Table7.A1" office:value-type="string">
            <text:p text:style-name="P33">Agent</text:p>
            <text:p text:style-name="P33">-transfer</text:p>
            <text:p text:style-name="P33">zero</text:p>
          </table:table-cell>
          <table:table-cell table:style-name="Table7.A1" office:value-type="string">
            <text:p text:style-name="P33">Test a redundant transfer</text:p>
          </table:table-cell>
          <table:table-cell table:style-name="Table7.A1" office:value-type="string">
            <text:p text:style-name="P33">login</text:p>
            <text:p text:style-name="P33">agent</text:p>
            <text:p text:style-name="P33">transfer</text:p>
            <text:p text:style-name="P33">1</text:p>
            <text:p text:style-name="P33">2</text:p>
            <text:p text:style-name="P33">0.00</text:p>
            <text:p text:style-name="P33">logout</text:p>
          </table:table-cell>
          <table:table-cell table:style-name="Table7.A1" office:value-type="string">
            <text:p text:style-name="P33">accountList_1_2.txt</text:p>
          </table:table-cell>
          <table:table-cell table:style-name="Table7.A1" office:value-type="string">
            <text:p text:style-name="P33">empty.txt</text:p>
            <text:p text:style-name="P33"/>
          </table:table-cell>
          <table:table-cell table:style-name="Table7.A1" office:value-type="string">
            <text:p text:style-name="P33">enter an account to transfer from:</text:p>
            <text:p text:style-name="P33">enter an account to transfer to:</text:p>
            <text:p text:style-name="P33">enter an amount to be transferred:</text:p>
            <text:p text:style-name="P33">Deny transaction of 0.</text:p>
          </table:table-cell>
        </table:table-row>
        <table:table-row>
          <table:table-cell table:style-name="Table7.A1" office:value-type="string">
            <text:p text:style-name="P33">Agent</text:p>
            <text:p text:style-name="P33">-transfer</text:p>
            <text:p text:style-name="P33">negative</text:p>
          </table:table-cell>
          <table:table-cell table:style-name="Table7.A1" office:value-type="string">
            <text:p text:style-name="P33">Test a transfer with a value we can not reproduce</text:p>
          </table:table-cell>
          <table:table-cell table:style-name="Table7.A1" office:value-type="string">
            <text:p text:style-name="P33">login</text:p>
            <text:p text:style-name="P33">agent</text:p>
            <text:p text:style-name="P33">transfer</text:p>
            <text:p text:style-name="P33">1</text:p>
            <text:p text:style-name="P33">2</text:p>
            <text:p text:style-name="P33">-1.00</text:p>
            <text:p text:style-name="P33">logout</text:p>
          </table:table-cell>
          <table:table-cell table:style-name="Table7.A1" office:value-type="string">
            <text:p text:style-name="P33">accountList_1_2.txt</text:p>
          </table:table-cell>
          <table:table-cell table:style-name="Table7.A1" office:value-type="string">
            <text:p text:style-name="P33">empty.txt</text:p>
          </table:table-cell>
          <table:table-cell table:style-name="Table7.A1" office:value-type="string">
            <text:p text:style-name="P33">enter an account to transfer from:<text:line-break/>enter an account to transfer to:</text:p>
            <text:p text:style-name="P33">enter an amount to be transferred:</text:p>
            <text:p text:style-name="P33">Deny negative value.</text:p>
          </table:table-cell>
        </table:table-row>
        <table:table-row>
          <table:table-cell table:style-name="Table7.A1" office:value-type="string">
            <text:p text:style-name="P33">Agent</text:p>
            <text:p text:style-name="P33">-transfer</text:p>
            <text:p text:style-name="P33">from invalid account</text:p>
          </table:table-cell>
          <table:table-cell table:style-name="Table7.A1" office:value-type="string">
            <text:p text:style-name="P33">Test if we can transfer from a non-existent account</text:p>
          </table:table-cell>
          <table:table-cell table:style-name="Table7.A1" office:value-type="string">
            <text:p text:style-name="P33">login</text:p>
            <text:p text:style-name="P33">agent</text:p>
            <text:p text:style-name="P33">transfer</text:p>
            <text:p text:style-name="P33">000003</text:p>
            <text:p text:style-name="P33">logout</text:p>
          </table:table-cell>
          <table:table-cell table:style-name="Table7.A1" office:value-type="string">
            <text:p text:style-name="P33">empty.txt</text:p>
          </table:table-cell>
          <table:table-cell table:style-name="Table7.A1" office:value-type="string">
            <text:p text:style-name="P33">empty.txt</text:p>
          </table:table-cell>
          <table:table-cell table:style-name="Table7.A1" office:value-type="string">
            <text:p text:style-name="P33">account to transfer from:</text:p>
            <text:p text:style-name="P33">Deny invalid account</text:p>
          </table:table-cell>
        </table:table-row>
        <table:table-row>
          <table:table-cell table:style-name="Table7.A1" office:value-type="string">
            <text:p text:style-name="P33">Agent</text:p>
            <text:p text:style-name="P33">-transfer to invalid account</text:p>
          </table:table-cell>
          <table:table-cell table:style-name="Table7.A1" office:value-type="string">
            <text:p text:style-name="P33">Test if we can transfer to a non-existent account</text:p>
          </table:table-cell>
          <table:table-cell table:style-name="Table7.A1" office:value-type="string">
            <text:p text:style-name="P33">login</text:p>
            <text:p text:style-name="P33">agent</text:p>
            <text:p text:style-name="P33">transfer</text:p>
            <text:p text:style-name="P33">1</text:p>
            <text:p text:style-name="P33">000003</text:p>
            <text:p text:style-name="P33">logout</text:p>
          </table:table-cell>
          <table:table-cell table:style-name="Table7.A1" office:value-type="string">
            <text:p text:style-name="P33">accountList_1.txt</text:p>
          </table:table-cell>
          <table:table-cell table:style-name="Table7.A1" office:value-type="string">
            <text:p text:style-name="P33">empty.txt</text:p>
          </table:table-cell>
          <table:table-cell table:style-name="Table7.A1" office:value-type="string">
            <text:p text:style-name="P33">account to transfer from:</text:p>
            <text:p text:style-name="P33">account to transfer to:</text:p>
            <text:p text:style-name="P33">Deny invalid account</text:p>
          </table:table-cell>
        </table:table-row>
        <table:table-row>
          <table:table-cell table:style-name="Table7.A1" office:value-type="string">
            <text:p text:style-name="P33">Agent</text:p>
            <text:p text:style-name="P33">-transfer immediate logout</text:p>
          </table:table-cell>
          <table:table-cell table:style-name="Table7.A1" office:value-type="string">
            <text:p text:style-name="P33">Test the response of logging out while in a transaction</text:p>
          </table:table-cell>
          <table:table-cell table:style-name="Table7.A1" office:value-type="string">
            <text:p text:style-name="P33">login</text:p>
            <text:p text:style-name="P33">agent</text:p>
            <text:p text:style-name="P33">transfer</text:p>
            <text:p text:style-name="P33">logout</text:p>
          </table:table-cell>
          <table:table-cell table:style-name="Table7.A1" office:value-type="string">
            <text:p text:style-name="P33">empty.txt</text:p>
          </table:table-cell>
          <table:table-cell table:style-name="Table7.A1" office:value-type="string">
            <text:p text:style-name="P33">empty.txt</text:p>
          </table:table-cell>
          <table:table-cell table:style-name="Table7.A1" office:value-type="string">
            <text:p text:style-name="P33">account to transfer from:</text:p>
          </table:table-cell>
        </table:table-row>
      </table:table>
      <text:p text:style-name="P25"/>
      <text:p text:style-name="P3">General Tests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Standard"><text:span text:style-name="Default_20_Paragraph_20_Font"><text:span text:style-name="T1">Test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Purpose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Input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Input Files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Output Files</text:span></text:span></text:p>
          </table:table-cell>
          <table:table-cell table:style-name="Table3.A1" office:value-type="string">
            <text:p text:style-name="Standard"><text:span text:style-name="Default_20_Paragraph_20_Font"><text:span text:style-name="T1">Output</text:span></text:span></text:p>
          </table:table-cell>
        </table:table-row>
        <table:table-row>
          <table:table-cell table:style-name="Table3.A1" office:value-type="string">
            <text:p text:style-name="P1">Input before login</text:p>
          </table:table-cell>
          <table:table-cell table:style-name="Table3.A1" office:value-type="string">
            <text:p text:style-name="P1">No command should be accepted before a login</text:p>
          </table:table-cell>
          <table:table-cell table:style-name="Table3.A1" office:value-type="string">
            <text:p text:style-name="P1">create</text:p>
            <text:p text:style-name="P1">delete</text:p>
            <text:p text:style-name="P1">deposit</text:p>
            <text:p text:style-name="P1">withdraw</text:p>
            <text:p text:style-name="P1">transfer</text:p>
            <text:p text:style-name="P1">logout</text:p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Possible prompts to tell user to login first.</text:p>
          </table:table-cell>
        </table:table-row>
        <table:table-row>
          <table:table-cell table:style-name="Table3.A1" office:value-type="string">
            <text:p text:style-name="P1">Login after login (null)</text:p>
          </table:table-cell>
          <table:table-cell table:style-name="Table3.A1" office:value-type="string">
            <text:p text:style-name="P1">No other login should accepted after a login</text:p>
          </table:table-cell>
          <table:table-cell table:style-name="Table3.A1" office:value-type="string">
            <text:p text:style-name="P1">login</text:p>
            <text:p text:style-name="P1">login</text:p>
            <text:p text:style-name="P1">logout</text:p>
            <text:p text:style-name="P1"/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Request retail or agent mode:</text:p>
            <text:p text:style-name="P1">Invalid input response.</text:p>
          </table:table-cell>
        </table:table-row>
        <table:table-row>
          <table:table-cell table:style-name="Table3.A1" office:value-type="string">
            <text:p text:style-name="P1">Login after login (retail)</text:p>
          </table:table-cell>
          <table:table-cell table:style-name="Table3.A1" office:value-type="string">
            <text:p text:style-name="P1">No other login should accepted after a login</text:p>
          </table:table-cell>
          <table:table-cell table:style-name="Table3.A1" office:value-type="string">
            <text:p text:style-name="P1">login</text:p>
            <text:p text:style-name="P1">retail</text:p>
            <text:p text:style-name="P1">login</text:p>
            <text:p text:style-name="P1">logout</text:p>
            <text:p text:style-name="P1"/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Request retail or agent mode:</text:p>
            <text:p text:style-name="P1">accept login</text:p>
            <text:p text:style-name="P1">Invalid input response.</text:p>
          </table:table-cell>
        </table:table-row>
        <table:table-row>
          <table:table-cell table:style-name="Table3.A1" office:value-type="string">
            <text:p text:style-name="P1">Login after login (agent)</text:p>
          </table:table-cell>
          <table:table-cell table:style-name="Table3.A1" office:value-type="string">
            <text:p text:style-name="P1">No other login should accepted after a login</text:p>
          </table:table-cell>
          <table:table-cell table:style-name="Table3.A1" office:value-type="string">
            <text:p text:style-name="P1">login</text:p>
            <text:p text:style-name="P1">agent</text:p>
            <text:p text:style-name="P1">login</text:p>
            <text:p text:style-name="P1">logout</text:p>
            <text:p text:style-name="P1"/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>Request retail or agent mode:</text:p>
            <text:p text:style-name="P1">accept login</text:p>
            <text:p text:style-name="P1">Invalid input response.</text:p>
          </table:table-cell>
        </table:table-row>
        <table:table-row>
          <table:table-cell table:style-name="Table3.A1" office:value-type="string">
            <text:p text:style-name="P1">quit command</text:p>
          </table:table-cell>
          <table:table-cell table:style-name="Table3.A1" office:value-type="string">
            <text:p text:style-name="P1">Test that our quit command works</text:p>
          </table:table-cell>
          <table:table-cell table:style-name="Table3.A1" office:value-type="string">
            <text:p text:style-name="P1">quit<text:line-break/></text:p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>login quit</text:p>
          </table:table-cell>
          <table:table-cell table:style-name="Table3.A1" office:value-type="string">
            <text:p text:style-name="P1">Test that our quit command works</text:p>
          </table:table-cell>
          <table:table-cell table:style-name="Table3.A1" office:value-type="string">
            <text:p text:style-name="P1">login</text:p>
            <text:p text:style-name="P1">quit</text:p>
          </table:table-cell>
          <table:table-cell table:style-name="Table3.A1" office:value-type="string">
            <text:p text:style-name="P1">empty accounts file</text:p>
          </table:table-cell>
          <table:table-cell table:style-name="Table3.A1" office:value-type="string">
            <text:p text:style-name="P1">empty transaction summary file</text:p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>Input</text:p>
            <text:p text:style-name="P1">-string</text:p>
            <text:p text:style-name="P1">-decimals</text:p>
            <text:p text:style-name="P1">-internal spaces</text:p>
            <text:p text:style-name="P1">-leading/trailing whitespace</text:p>
            <text:p text:style-name="P1">-binary?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P2">Round 2 Questions:</text:p>
      <text:p text:style-name="P2">1- Should newline and other special characters be accepted for an account name?</text:p>
      <text:p text:style-name="P2"/>
      <text:p text:style-name="P2">Assumed no</text:p>
      <text:p text:style-name="P2"/>
      <text:p text:style-name="P2">2- For the transaction record for create, would AAAAAA be the new account number?</text:p>
      <text:p text:style-name="P2"/>
      <text:p text:style-name="P2">Assumed yes, NNNN... would be the new name</text:p>
      <text:p text:style-name="P2"/>
      <text:p text:style-name="P2"/>
      <text:p text:style-name="P2"/>
      <text:p text:style-name="P2">3- Does quit command still write out the transaction summary file?</text:p>
      <text:p text:style-name="P2"/>
      <text:p text:style-name="P2">4- What do we want to happen when user enter bad input (our choice)?</text:p>
      <text:p text:style-name="P2"/>
      <text:p text:style-name="P2">5- what if there are no valid accounts (empty file)? Does the front end tell the user?</text:p>
      <text:p text:style-name="P2"/>
      <text:p text:style-name="P12"><text:span text:style-name="Default_20_Paragraph_20_Font"><text:span text:style-name="T2">6- How do we want to handle 0 input?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n" fo:country="CA" fo:font-style="normal" style:text-underline-style="none" fo:font-weight="normal" style:letter-kerning="true" style:font-name-asian="Times New Roman" style:font-size-asian="12pt" style:language-asian="en" style:country-asian="CA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n" fo:country="CA" fo:font-style="normal" style:text-underline-style="none" fo:font-weight="normal" style:letter-kerning="true" fo:background-color="transparent" style:font-name-asian="Times New Roman" style:font-size-asian="12pt" style:language-asian="en" style:country-asian="CA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meta:creation-date>2014-09-30T02:57:00Z</meta:creation-date>
    <dc:date>2014-10-01T11:20:39.964024689</dc:date>
    <meta:editing-cycles>13</meta:editing-cycles>
    <meta:editing-duration>PT11H22M10S</meta:editing-duration>
    <meta:document-statistic meta:table-count="7" meta:image-count="0" meta:object-count="0" meta:page-count="1" meta:paragraph-count="1033" meta:word-count="2603" meta:character-count="16305" meta:non-whitespace-character-count="14709"/>
    <meta:template xlink:type="simple" xlink:actuate="onRequest" xlink:title="" xlink:href="Normal"/>
  </office:meta>
</office:document-meta>
</file>